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ialPropertySet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PropertySet.InitialPropertySe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PropertySe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PropertySet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itialPropertySet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ialPropertySet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